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F4BC8A5BB5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37cm" svg:height="2.389cm" svg:x="1.925cm" svg:y="2.891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51cm" svg:height="0.994cm" svg:x="2.135cm" svg:y="3.64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853cm" svg:height="0.988cm" svg:x="3.161cm" svg:y="1.94cm">
          <draw:text-box>
            <text:p>1</text:p>
          </draw:text-box>
        </draw:frame>
        <draw:custom-shape draw:style-name="gr4" draw:text-style-name="P1" draw:layer="layout" svg:width="3.237cm" svg:height="2.389cm" svg:x="5.1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65cm" svg:height="1.005cm" svg:x="5.335cm" svg:y="3.64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88cm" svg:x="6.361cm" svg:y="1.94cm">
          <draw:text-box>
            <text:p>2</text:p>
          </draw:text-box>
        </draw:frame>
        <draw:custom-shape draw:style-name="gr1" draw:text-style-name="P1" draw:layer="layout" svg:width="3.237cm" svg:height="2.389cm" svg:x="8.3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81cm" svg:height="1.005cm" svg:x="8.535cm" svg:y="3.64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853cm" svg:height="0.988cm" svg:x="9.561cm" svg:y="1.94cm">
          <draw:text-box>
            <text:p>3</text:p>
          </draw:text-box>
        </draw:frame>
        <draw:custom-shape draw:style-name="gr1" draw:text-style-name="P1" draw:layer="layout" svg:width="3.237cm" svg:height="2.389cm" svg:x="11.5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907cm" svg:height="1.005cm" svg:x="11.735cm" svg:y="3.64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853cm" svg:height="0.988cm" svg:x="12.761cm" svg:y="1.94cm">
          <draw:text-box>
            <text:p>4</text:p>
          </draw:text-box>
        </draw:frame>
        <draw:custom-shape draw:style-name="gr1" draw:text-style-name="P1" draw:layer="layout" svg:width="3.237cm" svg:height="2.389cm" svg:x="14.7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65cm" svg:height="1.005cm" svg:x="14.935cm" svg:y="3.64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853cm" svg:height="0.988cm" svg:x="15.961cm" svg:y="1.94cm">
          <draw:text-box>
            <text:p>5</text:p>
          </draw:text-box>
        </draw:frame>
        <draw:custom-shape draw:style-name="gr1" draw:text-style-name="P1" draw:layer="layout" svg:width="3.237cm" svg:height="2.389cm" svg:x="1.9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08cm" svg:height="1.005cm" svg:x="2.135cm" svg:y="9.84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853cm" svg:height="0.988cm" svg:x="3.161cm" svg:y="8.14cm">
          <draw:text-box>
            <text:p>1</text:p>
          </draw:text-box>
        </draw:frame>
        <draw:custom-shape draw:style-name="gr1" draw:text-style-name="P1" draw:layer="layout" svg:width="3.237cm" svg:height="2.389cm" svg:x="5.1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1cm" svg:height="1.005cm" svg:x="5.335cm" svg:y="9.84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853cm" svg:height="0.988cm" svg:x="6.361cm" svg:y="8.14cm">
          <draw:text-box>
            <text:p>2</text:p>
          </draw:text-box>
        </draw:frame>
        <draw:custom-shape draw:style-name="gr1" draw:text-style-name="P1" draw:layer="layout" svg:width="3.237cm" svg:height="2.389cm" svg:x="8.3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26cm" svg:height="1.005cm" svg:x="8.535cm" svg:y="9.84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853cm" svg:height="0.988cm" svg:x="9.561cm" svg:y="8.14cm">
          <draw:text-box>
            <text:p>3</text:p>
          </draw:text-box>
        </draw:frame>
        <draw:custom-shape draw:style-name="gr1" draw:text-style-name="P1" draw:layer="layout" svg:width="3.237cm" svg:height="2.389cm" svg:x="11.5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52cm" svg:height="1.005cm" svg:x="11.735cm" svg:y="9.8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853cm" svg:height="0.988cm" svg:x="12.761cm" svg:y="8.14cm">
          <draw:text-box>
            <text:p>4</text:p>
          </draw:text-box>
        </draw:frame>
        <draw:custom-shape draw:style-name="gr1" draw:text-style-name="P1" draw:layer="layout" svg:width="3.237cm" svg:height="2.389cm" svg:x="14.7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1cm" svg:height="1.005cm" svg:x="14.935cm" svg:y="9.84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853cm" svg:height="0.988cm" svg:x="15.961cm" svg:y="8.14cm">
          <draw:text-box>
            <text:p>5</text:p>
          </draw:text-box>
        </draw:frame>
        <draw:frame draw:style-name="gr5" draw:text-style-name="P1" draw:layer="layout" svg:width="4.984cm" svg:height="4.842cm" svg:x="18.855cm" svg:y="5.048cm">
          <draw:image xlink:href="Pictures/10000201000001F4000001F4BC8A5BB5.png" xlink:type="simple" xlink:show="embed" xlink:actuate="onLoad">
            <text:p/>
          </draw:image>
        </draw:frame>
        <draw:custom-shape draw:style-name="gr6" draw:text-style-name="P1" draw:layer="layout" svg:width="3.082cm" svg:height="1.258cm" svg:x="19.883cm" svg:y="4.7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2cm" svg:height="1.31cm" svg:x="20.653cm" svg:y="5.03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782cm" svg:y1="7.27cm" svg:x2="6.808cm" svg:y2="5.446cm">
          <text:p/>
        </draw:line>
        <draw:frame draw:style-name="gr3" draw:layer="layout" svg:width="0.853cm" svg:height="0.988cm" svg:x="22.438cm" svg:y="7.663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5T10:25:46.597012611</meta:creation-date>
    <dc:date>2016-09-05T10:45:05.106278604</dc:date>
    <dc:creator>elucterio </dc:creator>
    <meta:editing-duration>PT3M22S</meta:editing-duration>
    <meta:editing-cycles>2</meta:editing-cycles>
    <meta:generator>LibreOffice/4.2.8.2$Linux_X86_64 LibreOffice_project/420m0$Build-2</meta:generator>
    <meta:document-statistic meta:object-count="35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1</mn>
          </msub>
          <mi>,</mi>
          <msub>
            <mi mathvariant="italic">cy</mi>
            <mn>1</mn>
          </msub>
        </mrow>
      </mrow>
      <mo fence="true" stretchy="false">)</mo>
    </mrow>
    <annotation encoding="StarMath 5.0">( cx_{1}, cy_{1} )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5</mn>
          </msub>
          <mi>,</mi>
          <msub>
            <mi mathvariant="italic">ty</mi>
            <mn>5</mn>
          </msub>
        </mrow>
      </mrow>
      <mo fence="true" stretchy="false">)</mo>
    </mrow>
    <annotation encoding="StarMath 5.0">( tx_{5}, ty_{5} 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2</mn>
          </msub>
          <mi>,</mi>
          <msub>
            <mi mathvariant="italic">cy</mi>
            <mn>2</mn>
          </msub>
        </mrow>
      </mrow>
      <mo fence="true" stretchy="false">)</mo>
    </mrow>
    <annotation encoding="StarMath 5.0">( cx_{2}, cy_{2} )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3</mn>
          </msub>
          <mi>,</mi>
          <msub>
            <mi mathvariant="italic">cy</mi>
            <mn>3</mn>
          </msub>
        </mrow>
      </mrow>
      <mo fence="true" stretchy="false">)</mo>
    </mrow>
    <annotation encoding="StarMath 5.0">( cx_{3}, cy_{3} )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4</mn>
          </msub>
          <mi>,</mi>
          <msub>
            <mi mathvariant="italic">cy</mi>
            <mn>4</mn>
          </msub>
        </mrow>
      </mrow>
      <mo fence="true" stretchy="false">)</mo>
    </mrow>
    <annotation encoding="StarMath 5.0">( cx_{4}, cy_{4} )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5</mn>
          </msub>
          <mi>,</mi>
          <msub>
            <mi mathvariant="italic">cy</mi>
            <mn>5</mn>
          </msub>
        </mrow>
      </mrow>
      <mo fence="true" stretchy="false">)</mo>
    </mrow>
    <annotation encoding="StarMath 5.0">( cx_{5}, cy_{5} )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1</mn>
          </msub>
          <mi>,</mi>
          <msub>
            <mi mathvariant="italic">ty</mi>
            <mn>1</mn>
          </msub>
        </mrow>
      </mrow>
      <mo fence="true" stretchy="false">)</mo>
    </mrow>
    <annotation encoding="StarMath 5.0">( tx_{1}, ty_{1} )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2</mn>
          </msub>
          <mi>,</mi>
          <msub>
            <mi mathvariant="italic">ty</mi>
            <mn>2</mn>
          </msub>
        </mrow>
      </mrow>
      <mo fence="true" stretchy="false">)</mo>
    </mrow>
    <annotation encoding="StarMath 5.0">( tx_{2}, ty_{2} )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3</mn>
          </msub>
          <mi>,</mi>
          <msub>
            <mi mathvariant="italic">ty</mi>
            <mn>3</mn>
          </msub>
        </mrow>
      </mrow>
      <mo fence="true" stretchy="false">)</mo>
    </mrow>
    <annotation encoding="StarMath 5.0">( tx_{3}, ty_{3} )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4</mn>
          </msub>
          <mi>,</mi>
          <msub>
            <mi mathvariant="italic">ty</mi>
            <mn>4</mn>
          </msub>
        </mrow>
      </mrow>
      <mo fence="true" stretchy="false">)</mo>
    </mrow>
    <annotation encoding="StarMath 5.0">( tx_{4}, ty_{4} )</annotation>
  </semantics>
</math>
</file>